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time elapsed (ms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camera.set()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aitkey(500) </text:p>
          </table:table-cell>
          <table:table-cell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camrea.read() @ res (512x288) </text:p>
          </table:table-cell>
          <table:table-cell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imshow() 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cvtColor()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GaussianBlur() 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camera.read()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cvtColor()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GaussianBlur() 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absdiff()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threshold()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dialate()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findContours()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ImWrite() </text:p>
          </table:table-cell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hile Loop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camera.read()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cvtColor()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GaussianBlur() 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absdiff()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threshold()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dialate()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findContours()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ImWrite() </text:p>
          </table:table-cell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m </text:p>
          </table:table-cell>
          <table:table-cell table:formula="of:=SUM([.C18:.C25])" office:value-type="float" office:value="257">
            <text:p>257</text:p>
          </table:table-cell>
          <table:table-cell/>
          <table:table-cell office:value-type="string">
            <text:p>FPS</text:p>
          </table:table-cell>
          <table:table-cell table:formula="of:=1000 / [.C26]" office:value-type="float" office:value="3.89105058365759">
            <text:p>3.8910505837</text:p>
          </table:table-cell>
        </table:table-row>
        <table:table-row table:style-name="ro1">
          <table:table-cell/>
          <table:table-cell office:value-type="string">
            <text:p>sum without ImWrite</text:p>
          </table:table-cell>
          <table:table-cell table:formula="of:=[.C26]-[.C25]" office:value-type="float" office:value="112">
            <text:p>112</text:p>
          </table:table-cell>
          <table:table-cell/>
          <table:table-cell office:value-type="string">
            <text:p>FPS</text:p>
          </table:table-cell>
          <table:table-cell table:formula="of:=1000 / [.C27]" office:value-type="float" office:value="8.92857142857143">
            <text:p>8.92857142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16/12/2018</text:date>, <text:time>21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12-16T21:07:42.15</meta:creation-date>
    <dc:date>2018-12-16T21:13:59.71</dc:date>
    <dc:creator>Vignesh Sridharan</dc:creator>
    <meta:editing-duration>PT6M19S</meta:editing-duration>
    <meta:editing-cycles>1</meta:editing-cycles>
    <meta:document-statistic meta:table-count="3" meta:cell-count="78" meta:object-count="0"/>
    <meta:generator>OpenOffice/4.1.5$Win32 OpenOffice.org_project/415m1$Build-9789</meta:generator>
  </office:meta>
</office:document-meta>
</file>